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8.83mm" svg:height="72.52mm" svg:x="0.28mm" svg:y="72.51mm">
            <loext:p draw:notify-on-update-of-ranges="Sheet1.A1:Sheet1.A1 Sheet1.A2:Sheet1.A9 Sheet1.B1:Sheet1.B1 Sheet1.B2:Sheet1.B9 Sheet1.A1:Sheet1.A1 Sheet1.F2:Sheet1.F83 Sheet1.G1:Sheet1.G1 Sheet1.G2:Sheet1.G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60.36mm" svg:height="5.53mm" svg:x="0mm" svg:y="148.22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58.32mm" svg:height="5.08mm" svg:x="22.86mm" svg:y="153.25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regressed x</text:p>
          </table:table-cell>
          <table:table-cell office:value-type="string" calcext:value-type="string">
            <text:p>regressed y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8.5" calcext:value-type="float">
            <text:p>18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A$11]*[.F2]^3+[.$B$11]*[.F2]^2+[.$C$11]*[.F2]+[.$D$11]" office:value-type="float" office:value="-196.395084914811" calcext:value-type="float">
            <text:p>-196.39508491481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6.2" calcext:value-type="float">
            <text:p>76.2</text:p>
          </table:table-cell>
          <table:table-cell table:number-columns-repeated="3"/>
          <table:table-cell office:value-type="float" office:value="1.1" calcext:value-type="float">
            <text:p>1.1</text:p>
          </table:table-cell>
          <table:table-cell table:formula="of:=[.$A$11]*[.F3]^3+[.$B$11]*[.F3]^2+[.$C$11]*[.F3]+[.$D$11]" office:value-type="float" office:value="-127.140009564281" calcext:value-type="float">
            <text:p>-127.140009564281</text:p>
          </table:table-cell>
        </table:table-row>
        <table:table-row table:style-name="ro1">
          <table:table-cell table:style-name="ce2" office:value-type="float" office:value="2.9" calcext:value-type="float">
            <text:p>2.9</text:p>
          </table:table-cell>
          <table:table-cell office:value-type="float" office:value="150.5" calcext:value-type="float">
            <text:p>150.5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formula="of:=[.$A$11]*[.F4]^3+[.$B$11]*[.F4]^2+[.$C$11]*[.F4]+[.$D$11]" office:value-type="float" office:value="-63.431860066212" calcext:value-type="float">
            <text:p>-63.431860066212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1.3" calcext:value-type="float">
            <text:p>1.3</text:p>
          </table:table-cell>
          <table:table-cell table:formula="of:=[.$A$11]*[.F5]^3+[.$B$11]*[.F5]^2+[.$C$11]*[.F5]+[.$D$11]" office:value-type="float" office:value="-5.05106912362521" calcext:value-type="float">
            <text:p>-5.05106912362521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780" calcext:value-type="float">
            <text:p>780</text:p>
          </table:table-cell>
          <table:table-cell table:number-columns-repeated="3"/>
          <table:table-cell office:value-type="float" office:value="1.4" calcext:value-type="float">
            <text:p>1.4</text:p>
          </table:table-cell>
          <table:table-cell table:formula="of:=[.$A$11]*[.F6]^3+[.$B$11]*[.F6]^2+[.$C$11]*[.F6]+[.$D$11]" office:value-type="float" office:value="48.2219305604576" calcext:value-type="float">
            <text:p>48.2219305604576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1265" calcext:value-type="float">
            <text:p>1265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formula="of:=[.$A$11]*[.F7]^3+[.$B$11]*[.F7]^2+[.$C$11]*[.F7]+[.$D$11]" office:value-type="float" office:value="96.6067062830143" calcext:value-type="float">
            <text:p>96.6067062830143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3250" calcext:value-type="float">
            <text:p>3250</text:p>
          </table:table-cell>
          <table:table-cell table:number-columns-repeated="3"/>
          <table:table-cell office:value-type="float" office:value="1.6" calcext:value-type="float">
            <text:p>1.6</text:p>
          </table:table-cell>
          <table:table-cell table:formula="of:=[.$A$11]*[.F8]^3+[.$B$11]*[.F8]^2+[.$C$11]*[.F8]+[.$D$11]" office:value-type="float" office:value="140.322825341023" calcext:value-type="float">
            <text:p>140.322825341023</text:p>
          </table:table-cell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7099" calcext:value-type="float">
            <text:p>7099</text:p>
          </table:table-cell>
          <table:table-cell table:number-columns-repeated="3"/>
          <table:table-cell office:value-type="float" office:value="1.7" calcext:value-type="float">
            <text:p>1.7</text:p>
          </table:table-cell>
          <table:table-cell table:formula="of:=[.$A$11]*[.F9]^3+[.$B$11]*[.F9]^2+[.$C$11]*[.F9]+[.$D$11]" office:value-type="float" office:value="179.589855031462" calcext:value-type="float">
            <text:p>179.589855031462</text:p>
          </table:table-cell>
        </table:table-row>
        <table:table-row table:style-name="ro1">
          <table:table-cell office:value-type="string" calcext:value-type="string">
            <text:p>LINEST</text:p>
          </table:table-cell>
          <table:table-cell table:number-columns-repeated="4"/>
          <table:table-cell office:value-type="float" office:value="1.8" calcext:value-type="float">
            <text:p>1.8</text:p>
          </table:table-cell>
          <table:table-cell table:formula="of:=[.$A$11]*[.F10]^3+[.$B$11]*[.F10]^2+[.$C$11]*[.F10]+[.$D$11]" office:value-type="float" office:value="214.627362651308" calcext:value-type="float">
            <text:p>214.627362651308</text:p>
          </table:table-cell>
        </table:table-row>
        <table:table-row table:style-name="ro1">
          <table:table-cell table:number-matrix-columns-spanned="4" table:number-matrix-rows-spanned="5" table:formula="of:=LINEST([.B2:.B9];[.A2:.A9]^{1;2;3};1;1)" office:value-type="float" office:value="36.5945494963371" calcext:value-type="float">
            <text:p>36.5945494963371</text:p>
          </table:table-cell>
          <table:table-cell office:value-type="float" office:value="-398.108305960922" calcext:value-type="float">
            <text:p>-398.108305960922</text:p>
          </table:table-cell>
          <table:table-cell office:value-type="float" office:value="1407.45023719035" calcext:value-type="float">
            <text:p>1407.45023719035</text:p>
          </table:table-cell>
          <table:table-cell office:value-type="float" office:value="-1242.33156564058" calcext:value-type="float">
            <text:p>-1242.33156564058</text:p>
          </table:table-cell>
          <table:table-cell/>
          <table:table-cell office:value-type="float" office:value="1.9" calcext:value-type="float">
            <text:p>1.9</text:p>
          </table:table-cell>
          <table:table-cell table:formula="of:=[.$A$11]*[.F11]^3+[.$B$11]*[.F11]^2+[.$C$11]*[.F11]+[.$D$11]" office:value-type="float" office:value="245.654915497541" calcext:value-type="float">
            <text:p>245.654915497541</text:p>
          </table:table-cell>
        </table:table-row>
        <table:table-row table:style-name="ro1">
          <table:table-cell office:value-type="float" office:value="25.8004712839642" calcext:value-type="float">
            <text:p>25.8004712839642</text:p>
          </table:table-cell>
          <table:table-cell office:value-type="float" office:value="392.075784449631" calcext:value-type="float">
            <text:p>392.075784449631</text:p>
          </table:table-cell>
          <table:table-cell office:value-type="float" office:value="1703.46868932653" calcext:value-type="float">
            <text:p>1703.46868932653</text:p>
          </table:table-cell>
          <table:table-cell office:value-type="float" office:value="2037.51353815049" calcext:value-type="float">
            <text:p>2037.5135381504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A$11]*[.F12]^3+[.$B$11]*[.F12]^2+[.$C$11]*[.F12]+[.$D$11]" office:value-type="float" office:value="272.892080867137" calcext:value-type="float">
            <text:p>272.892080867137</text:p>
          </table:table-cell>
        </table:table-row>
        <table:table-row table:style-name="ro1">
          <table:table-cell office:value-type="float" office:value="0.927306510814017" calcext:value-type="float">
            <text:p>0.927306510814017</text:p>
          </table:table-cell>
          <table:table-cell office:value-type="float" office:value="875.636904223523" calcext:value-type="float">
            <text:p>875.636904223523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2.1" calcext:value-type="float">
            <text:p>2.1</text:p>
          </table:table-cell>
          <table:table-cell table:formula="of:=[.$A$11]*[.F13]^3+[.$B$11]*[.F13]^2+[.$C$11]*[.F13]+[.$D$11]" office:value-type="float" office:value="296.558426057075" calcext:value-type="float">
            <text:p>296.558426057075</text:p>
          </table:table-cell>
        </table:table-row>
        <table:table-row table:style-name="ro1">
          <table:table-cell office:value-type="float" office:value="17.0085202255467" calcext:value-type="float">
            <text:p>17.0085202255467</text:p>
          </table:table-cell>
          <table:table-cell office:value-type="float" office:value="4" calcext:value-type="float">
            <text:p>4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2.2" calcext:value-type="float">
            <text:p>2.2</text:p>
          </table:table-cell>
          <table:table-cell table:formula="of:=[.$A$11]*[.F14]^3+[.$B$11]*[.F14]^2+[.$C$11]*[.F14]+[.$D$11]" office:value-type="float" office:value="316.873518364334" calcext:value-type="float">
            <text:p>316.873518364334</text:p>
          </table:table-cell>
        </table:table-row>
        <table:table-row table:style-name="ro1">
          <table:table-cell office:value-type="float" office:value="39123337.7828473" calcext:value-type="float">
            <text:p>39123337.7828473</text:p>
          </table:table-cell>
          <table:table-cell office:value-type="float" office:value="3066959.95215262" calcext:value-type="float">
            <text:p>3066959.95215262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2.3" calcext:value-type="float">
            <text:p>2.3</text:p>
          </table:table-cell>
          <table:table-cell table:formula="of:=[.$A$11]*[.F15]^3+[.$B$11]*[.F15]^2+[.$C$11]*[.F15]+[.$D$11]" office:value-type="float" office:value="334.05692508589" calcext:value-type="float">
            <text:p>334.05692508589</text:p>
          </table:table-cell>
        </table:table-row>
        <table:table-row table:style-name="ro1">
          <table:table-cell office:value-type="string" calcext:value-type="string">
            <text:p>PLOT</text:p>
          </table:table-cell>
          <table:table-cell table:number-columns-repeated="4"/>
          <table:table-cell office:value-type="float" office:value="2.4" calcext:value-type="float">
            <text:p>2.4</text:p>
          </table:table-cell>
          <table:table-cell table:formula="of:=[.$A$11]*[.F16]^3+[.$B$11]*[.F16]^2+[.$C$11]*[.F16]+[.$D$11]" office:value-type="float" office:value="348.328213518723" calcext:value-type="float">
            <text:p>348.328213518723</text:p>
          </table:table-cell>
        </table:table-row>
        <table:table-row table:style-name="ro1">
          <table:table-cell table:number-columns-repeated="5"/>
          <table:table-cell office:value-type="float" office:value="2.5" calcext:value-type="float">
            <text:p>2.5</text:p>
          </table:table-cell>
          <table:table-cell table:formula="of:=[.$A$11]*[.F17]^3+[.$B$11]*[.F17]^2+[.$C$11]*[.F17]+[.$D$11]" office:value-type="float" office:value="359.90695095981" calcext:value-type="float">
            <text:p>359.90695095981</text:p>
          </table:table-cell>
        </table:table-row>
        <table:table-row table:style-name="ro1">
          <table:table-cell table:number-columns-repeated="5"/>
          <table:table-cell office:value-type="float" office:value="2.6" calcext:value-type="float">
            <text:p>2.6</text:p>
          </table:table-cell>
          <table:table-cell table:formula="of:=[.$A$11]*[.F18]^3+[.$B$11]*[.F18]^2+[.$C$11]*[.F18]+[.$D$11]" office:value-type="float" office:value="369.012704706128" calcext:value-type="float">
            <text:p>369.012704706128</text:p>
          </table:table-cell>
        </table:table-row>
        <table:table-row table:style-name="ro1">
          <table:table-cell table:number-columns-repeated="5"/>
          <table:table-cell office:value-type="float" office:value="2.7" calcext:value-type="float">
            <text:p>2.7</text:p>
          </table:table-cell>
          <table:table-cell table:formula="of:=[.$A$11]*[.F19]^3+[.$B$11]*[.F19]^2+[.$C$11]*[.F19]+[.$D$11]" office:value-type="float" office:value="375.865042054657" calcext:value-type="float">
            <text:p>375.865042054657</text:p>
          </table:table-cell>
        </table:table-row>
        <table:table-row table:style-name="ro1">
          <table:table-cell table:number-columns-repeated="5"/>
          <table:table-cell office:value-type="float" office:value="2.8" calcext:value-type="float">
            <text:p>2.8</text:p>
          </table:table-cell>
          <table:table-cell table:formula="of:=[.$A$11]*[.F20]^3+[.$B$11]*[.F20]^2+[.$C$11]*[.F20]+[.$D$11]" office:value-type="float" office:value="380.683530302375" calcext:value-type="float">
            <text:p>380.683530302375</text:p>
          </table:table-cell>
        </table:table-row>
        <table:table-row table:style-name="ro1">
          <table:table-cell table:number-columns-repeated="5"/>
          <table:table-cell office:value-type="float" office:value="2.9" calcext:value-type="float">
            <text:p>2.9</text:p>
          </table:table-cell>
          <table:table-cell table:formula="of:=[.$A$11]*[.F21]^3+[.$B$11]*[.F21]^2+[.$C$11]*[.F21]+[.$D$11]" office:value-type="float" office:value="383.687736746258" calcext:value-type="float">
            <text:p>383.687736746258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$A$11]*[.F22]^3+[.$B$11]*[.F22]^2+[.$C$11]*[.F22]+[.$D$11]" office:value-type="float" office:value="385.097228683285" calcext:value-type="float">
            <text:p>385.097228683285</text:p>
          </table:table-cell>
        </table:table-row>
        <table:table-row table:style-name="ro1">
          <table:table-cell table:number-columns-repeated="5"/>
          <table:table-cell office:value-type="float" office:value="3.1" calcext:value-type="float">
            <text:p>3.1</text:p>
          </table:table-cell>
          <table:table-cell table:formula="of:=[.$A$11]*[.F23]^3+[.$B$11]*[.F23]^2+[.$C$11]*[.F23]+[.$D$11]" office:value-type="float" office:value="385.131573410436" calcext:value-type="float">
            <text:p>385.131573410436</text:p>
          </table:table-cell>
        </table:table-row>
        <table:table-row table:style-name="ro1">
          <table:table-cell table:number-columns-repeated="5"/>
          <table:table-cell office:value-type="float" office:value="3.2" calcext:value-type="float">
            <text:p>3.2</text:p>
          </table:table-cell>
          <table:table-cell table:formula="of:=[.$A$11]*[.F24]^3+[.$B$11]*[.F24]^2+[.$C$11]*[.F24]+[.$D$11]" office:value-type="float" office:value="384.010338224686" calcext:value-type="float">
            <text:p>384.010338224686</text:p>
          </table:table-cell>
        </table:table-row>
        <table:table-row table:style-name="ro1">
          <table:table-cell table:number-columns-repeated="5"/>
          <table:table-cell office:value-type="float" office:value="3.3" calcext:value-type="float">
            <text:p>3.3</text:p>
          </table:table-cell>
          <table:table-cell table:formula="of:=[.$A$11]*[.F25]^3+[.$B$11]*[.F25]^2+[.$C$11]*[.F25]+[.$D$11]" office:value-type="float" office:value="381.953090423014" calcext:value-type="float">
            <text:p>381.953090423014</text:p>
          </table:table-cell>
        </table:table-row>
        <table:table-row table:style-name="ro1">
          <table:table-cell table:number-columns-repeated="5"/>
          <table:table-cell office:value-type="float" office:value="3.4" calcext:value-type="float">
            <text:p>3.4</text:p>
          </table:table-cell>
          <table:table-cell table:formula="of:=[.$A$11]*[.F26]^3+[.$B$11]*[.F26]^2+[.$C$11]*[.F26]+[.$D$11]" office:value-type="float" office:value="379.179397302399" calcext:value-type="float">
            <text:p>379.179397302399</text:p>
          </table:table-cell>
        </table:table-row>
        <table:table-row table:style-name="ro1">
          <table:table-cell table:number-columns-repeated="5"/>
          <table:table-cell office:value-type="float" office:value="3.5" calcext:value-type="float">
            <text:p>3.5</text:p>
          </table:table-cell>
          <table:table-cell table:formula="of:=[.$A$11]*[.F27]^3+[.$B$11]*[.F27]^2+[.$C$11]*[.F27]+[.$D$11]" office:value-type="float" office:value="375.908826159818" calcext:value-type="float">
            <text:p>375.908826159818</text:p>
          </table:table-cell>
        </table:table-row>
        <table:table-row table:style-name="ro1">
          <table:table-cell table:number-columns-repeated="5"/>
          <table:table-cell office:value-type="float" office:value="3.6" calcext:value-type="float">
            <text:p>3.6</text:p>
          </table:table-cell>
          <table:table-cell table:formula="of:=[.$A$11]*[.F28]^3+[.$B$11]*[.F28]^2+[.$C$11]*[.F28]+[.$D$11]" office:value-type="float" office:value="372.360944292249" calcext:value-type="float">
            <text:p>372.360944292249</text:p>
          </table:table-cell>
        </table:table-row>
        <table:table-row table:style-name="ro1">
          <table:table-cell table:number-columns-repeated="5"/>
          <table:table-cell office:value-type="float" office:value="3.7" calcext:value-type="float">
            <text:p>3.7</text:p>
          </table:table-cell>
          <table:table-cell table:formula="of:=[.$A$11]*[.F29]^3+[.$B$11]*[.F29]^2+[.$C$11]*[.F29]+[.$D$11]" office:value-type="float" office:value="368.755318996672" calcext:value-type="float">
            <text:p>368.755318996672</text:p>
          </table:table-cell>
        </table:table-row>
        <table:table-row table:style-name="ro1">
          <table:table-cell table:number-columns-repeated="5"/>
          <table:table-cell office:value-type="float" office:value="3.8" calcext:value-type="float">
            <text:p>3.8</text:p>
          </table:table-cell>
          <table:table-cell table:formula="of:=[.$A$11]*[.F30]^3+[.$B$11]*[.F30]^2+[.$C$11]*[.F30]+[.$D$11]" office:value-type="float" office:value="365.311517570062" calcext:value-type="float">
            <text:p>365.311517570062</text:p>
          </table:table-cell>
        </table:table-row>
        <table:table-row table:style-name="ro1">
          <table:table-cell table:number-columns-repeated="5"/>
          <table:table-cell office:value-type="float" office:value="3.9" calcext:value-type="float">
            <text:p>3.9</text:p>
          </table:table-cell>
          <table:table-cell table:formula="of:=[.$A$11]*[.F31]^3+[.$B$11]*[.F31]^2+[.$C$11]*[.F31]+[.$D$11]" office:value-type="float" office:value="362.249107309398" calcext:value-type="float">
            <text:p>362.249107309398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$A$11]*[.F32]^3+[.$B$11]*[.F32]^2+[.$C$11]*[.F32]+[.$D$11]" office:value-type="float" office:value="359.78765551166" calcext:value-type="float">
            <text:p>359.78765551166</text:p>
          </table:table-cell>
        </table:table-row>
        <table:table-row table:style-name="ro1">
          <table:table-cell office:value-type="string" calcext:value-type="string">
            <text:p>EQUATION</text:p>
          </table:table-cell>
          <table:table-cell table:number-columns-repeated="4"/>
          <table:table-cell office:value-type="float" office:value="4.1" calcext:value-type="float">
            <text:p>4.1</text:p>
          </table:table-cell>
          <table:table-cell table:formula="of:=[.$A$11]*[.F33]^3+[.$B$11]*[.F33]^2+[.$C$11]*[.F33]+[.$D$11]" office:value-type="float" office:value="358.146729473823" calcext:value-type="float">
            <text:p>358.146729473823</text:p>
          </table:table-cell>
        </table:table-row>
        <table:table-row table:style-name="ro1">
          <table:table-cell table:number-columns-repeated="5"/>
          <table:table-cell office:value-type="float" office:value="4.2" calcext:value-type="float">
            <text:p>4.2</text:p>
          </table:table-cell>
          <table:table-cell table:formula="of:=[.$A$11]*[.F34]^3+[.$B$11]*[.F34]^2+[.$C$11]*[.F34]+[.$D$11]" office:value-type="float" office:value="357.545896492868" calcext:value-type="float">
            <text:p>357.545896492868</text:p>
          </table:table-cell>
        </table:table-row>
        <table:table-row table:style-name="ro1">
          <table:table-cell table:number-columns-repeated="5"/>
          <table:table-cell office:value-type="float" office:value="4.3" calcext:value-type="float">
            <text:p>4.3</text:p>
          </table:table-cell>
          <table:table-cell table:formula="of:=[.$A$11]*[.F35]^3+[.$B$11]*[.F35]^2+[.$C$11]*[.F35]+[.$D$11]" office:value-type="float" office:value="358.20472386577" calcext:value-type="float">
            <text:p>358.20472386577</text:p>
          </table:table-cell>
        </table:table-row>
        <table:table-row table:style-name="ro1">
          <table:table-cell table:number-columns-repeated="5"/>
          <table:table-cell office:value-type="float" office:value="4.4" calcext:value-type="float">
            <text:p>4.4</text:p>
          </table:table-cell>
          <table:table-cell table:formula="of:=[.$A$11]*[.F36]^3+[.$B$11]*[.F36]^2+[.$C$11]*[.F36]+[.$D$11]" office:value-type="float" office:value="360.342778889509" calcext:value-type="float">
            <text:p>360.342778889509</text:p>
          </table:table-cell>
        </table:table-row>
        <table:table-row table:style-name="ro1">
          <table:table-cell table:number-columns-repeated="5"/>
          <table:table-cell office:value-type="float" office:value="4.5" calcext:value-type="float">
            <text:p>4.5</text:p>
          </table:table-cell>
          <table:table-cell table:formula="of:=[.$A$11]*[.F37]^3+[.$B$11]*[.F37]^2+[.$C$11]*[.F37]+[.$D$11]" office:value-type="float" office:value="364.179628861064" calcext:value-type="float">
            <text:p>364.179628861064</text:p>
          </table:table-cell>
        </table:table-row>
        <table:table-row table:style-name="ro1">
          <table:table-cell table:number-columns-repeated="5"/>
          <table:table-cell office:value-type="float" office:value="4.6" calcext:value-type="float">
            <text:p>4.6</text:p>
          </table:table-cell>
          <table:table-cell table:formula="of:=[.$A$11]*[.F38]^3+[.$B$11]*[.F38]^2+[.$C$11]*[.F38]+[.$D$11]" office:value-type="float" office:value="369.934841077409" calcext:value-type="float">
            <text:p>369.934841077409</text:p>
          </table:table-cell>
        </table:table-row>
        <table:table-row table:style-name="ro1">
          <table:table-cell table:number-columns-repeated="5"/>
          <table:table-cell office:value-type="float" office:value="4.7" calcext:value-type="float">
            <text:p>4.7</text:p>
          </table:table-cell>
          <table:table-cell table:formula="of:=[.$A$11]*[.F39]^3+[.$B$11]*[.F39]^2+[.$C$11]*[.F39]+[.$D$11]" office:value-type="float" office:value="377.827982835527" calcext:value-type="float">
            <text:p>377.827982835527</text:p>
          </table:table-cell>
        </table:table-row>
        <table:table-row table:style-name="ro1">
          <table:table-cell table:number-columns-repeated="5"/>
          <table:table-cell office:value-type="float" office:value="4.8" calcext:value-type="float">
            <text:p>4.8</text:p>
          </table:table-cell>
          <table:table-cell table:formula="of:=[.$A$11]*[.F40]^3+[.$B$11]*[.F40]^2+[.$C$11]*[.F40]+[.$D$11]" office:value-type="float" office:value="388.078621432392" calcext:value-type="float">
            <text:p>388.078621432392</text:p>
          </table:table-cell>
        </table:table-row>
        <table:table-row table:style-name="ro1">
          <table:table-cell table:number-columns-repeated="5"/>
          <table:table-cell office:value-type="float" office:value="4.9" calcext:value-type="float">
            <text:p>4.9</text:p>
          </table:table-cell>
          <table:table-cell table:formula="of:=[.$A$11]*[.F41]^3+[.$B$11]*[.F41]^2+[.$C$11]*[.F41]+[.$D$11]" office:value-type="float" office:value="400.906324164986" calcext:value-type="float">
            <text:p>400.906324164986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$A$11]*[.F42]^3+[.$B$11]*[.F42]^2+[.$C$11]*[.F42]+[.$D$11]" office:value-type="float" office:value="416.530658330282" calcext:value-type="float">
            <text:p>416.530658330282</text:p>
          </table:table-cell>
        </table:table-row>
        <table:table-row table:style-name="ro1">
          <table:table-cell table:number-columns-repeated="5"/>
          <table:table-cell office:value-type="float" office:value="5.1" calcext:value-type="float">
            <text:p>5.1</text:p>
          </table:table-cell>
          <table:table-cell table:formula="of:=[.$A$11]*[.F43]^3+[.$B$11]*[.F43]^2+[.$C$11]*[.F43]+[.$D$11]" office:value-type="float" office:value="435.171191225263" calcext:value-type="float">
            <text:p>435.171191225263</text:p>
          </table:table-cell>
        </table:table-row>
        <table:table-row table:style-name="ro1">
          <table:table-cell table:number-columns-repeated="5"/>
          <table:table-cell office:value-type="float" office:value="5.2" calcext:value-type="float">
            <text:p>5.2</text:p>
          </table:table-cell>
          <table:table-cell table:formula="of:=[.$A$11]*[.F44]^3+[.$B$11]*[.F44]^2+[.$C$11]*[.F44]+[.$D$11]" office:value-type="float" office:value="457.047490146902" calcext:value-type="float">
            <text:p>457.047490146902</text:p>
          </table:table-cell>
        </table:table-row>
        <table:table-row table:style-name="ro1">
          <table:table-cell table:number-columns-repeated="5"/>
          <table:table-cell office:value-type="float" office:value="5.3" calcext:value-type="float">
            <text:p>5.3</text:p>
          </table:table-cell>
          <table:table-cell table:formula="of:=[.$A$11]*[.F45]^3+[.$B$11]*[.F45]^2+[.$C$11]*[.F45]+[.$D$11]" office:value-type="float" office:value="482.379122392181" calcext:value-type="float">
            <text:p>482.379122392181</text:p>
          </table:table-cell>
        </table:table-row>
        <table:table-row table:style-name="ro1">
          <table:table-cell table:number-columns-repeated="5"/>
          <table:table-cell office:value-type="float" office:value="5.40000000000001" calcext:value-type="float">
            <text:p>5.40000000000001</text:p>
          </table:table-cell>
          <table:table-cell table:formula="of:=[.$A$11]*[.F46]^3+[.$B$11]*[.F46]^2+[.$C$11]*[.F46]+[.$D$11]" office:value-type="float" office:value="511.385655258079" calcext:value-type="float">
            <text:p>511.385655258079</text:p>
          </table:table-cell>
        </table:table-row>
        <table:table-row table:style-name="ro1">
          <table:table-cell table:number-columns-repeated="5"/>
          <table:table-cell office:value-type="float" office:value="5.5" calcext:value-type="float">
            <text:p>5.5</text:p>
          </table:table-cell>
          <table:table-cell table:formula="of:=[.$A$11]*[.F47]^3+[.$B$11]*[.F47]^2+[.$C$11]*[.F47]+[.$D$11]" office:value-type="float" office:value="544.286656041568" calcext:value-type="float">
            <text:p>544.286656041568</text:p>
          </table:table-cell>
        </table:table-row>
        <table:table-row table:style-name="ro1">
          <table:table-cell table:number-columns-repeated="5"/>
          <table:table-cell office:value-type="float" office:value="5.60000000000001" calcext:value-type="float">
            <text:p>5.60000000000001</text:p>
          </table:table-cell>
          <table:table-cell table:formula="of:=[.$A$11]*[.F48]^3+[.$B$11]*[.F48]^2+[.$C$11]*[.F48]+[.$D$11]" office:value-type="float" office:value="581.301692039633" calcext:value-type="float">
            <text:p>581.301692039633</text:p>
          </table:table-cell>
        </table:table-row>
        <table:table-row table:style-name="ro1">
          <table:table-cell table:number-columns-repeated="5"/>
          <table:table-cell office:value-type="float" office:value="5.7" calcext:value-type="float">
            <text:p>5.7</text:p>
          </table:table-cell>
          <table:table-cell table:formula="of:=[.$A$11]*[.F49]^3+[.$B$11]*[.F49]^2+[.$C$11]*[.F49]+[.$D$11]" office:value-type="float" office:value="622.650330549247" calcext:value-type="float">
            <text:p>622.650330549247</text:p>
          </table:table-cell>
        </table:table-row>
        <table:table-row table:style-name="ro1">
          <table:table-cell table:number-columns-repeated="5"/>
          <table:table-cell office:value-type="float" office:value="5.80000000000001" calcext:value-type="float">
            <text:p>5.80000000000001</text:p>
          </table:table-cell>
          <table:table-cell table:formula="of:=[.$A$11]*[.F50]^3+[.$B$11]*[.F50]^2+[.$C$11]*[.F50]+[.$D$11]" office:value-type="float" office:value="668.552138867391" calcext:value-type="float">
            <text:p>668.552138867391</text:p>
          </table:table-cell>
        </table:table-row>
        <table:table-row table:style-name="ro1">
          <table:table-cell table:number-columns-repeated="5"/>
          <table:table-cell office:value-type="float" office:value="5.90000000000001" calcext:value-type="float">
            <text:p>5.90000000000001</text:p>
          </table:table-cell>
          <table:table-cell table:formula="of:=[.$A$11]*[.F51]^3+[.$B$11]*[.F51]^2+[.$C$11]*[.F51]+[.$D$11]" office:value-type="float" office:value="719.22668429104" calcext:value-type="float">
            <text:p>719.22668429104</text:p>
          </table:table-cell>
        </table:table-row>
        <table:table-row table:style-name="ro1">
          <table:table-cell table:number-columns-repeated="5"/>
          <table:table-cell office:value-type="float" office:value="6.00000000000001" calcext:value-type="float">
            <text:p>6.00000000000001</text:p>
          </table:table-cell>
          <table:table-cell table:formula="of:=[.$A$11]*[.F52]^3+[.$B$11]*[.F52]^2+[.$C$11]*[.F52]+[.$D$11]" office:value-type="float" office:value="774.893534117178" calcext:value-type="float">
            <text:p>774.893534117178</text:p>
          </table:table-cell>
        </table:table-row>
        <table:table-row table:style-name="ro1">
          <table:table-cell table:number-columns-repeated="5"/>
          <table:table-cell office:value-type="float" office:value="6.10000000000001" calcext:value-type="float">
            <text:p>6.10000000000001</text:p>
          </table:table-cell>
          <table:table-cell table:formula="of:=[.$A$11]*[.F53]^3+[.$B$11]*[.F53]^2+[.$C$11]*[.F53]+[.$D$11]" office:value-type="float" office:value="835.772255642778" calcext:value-type="float">
            <text:p>835.772255642778</text:p>
          </table:table-cell>
        </table:table-row>
        <table:table-row table:style-name="ro1">
          <table:table-cell table:number-columns-repeated="5"/>
          <table:table-cell office:value-type="float" office:value="6.20000000000001" calcext:value-type="float">
            <text:p>6.20000000000001</text:p>
          </table:table-cell>
          <table:table-cell table:formula="of:=[.$A$11]*[.F54]^3+[.$B$11]*[.F54]^2+[.$C$11]*[.F54]+[.$D$11]" office:value-type="float" office:value="902.082416164813" calcext:value-type="float">
            <text:p>902.082416164813</text:p>
          </table:table-cell>
        </table:table-row>
        <table:table-row table:style-name="ro1">
          <table:table-cell table:number-columns-repeated="5"/>
          <table:table-cell office:value-type="float" office:value="6.30000000000001" calcext:value-type="float">
            <text:p>6.30000000000001</text:p>
          </table:table-cell>
          <table:table-cell table:formula="of:=[.$A$11]*[.F55]^3+[.$B$11]*[.F55]^2+[.$C$11]*[.F55]+[.$D$11]" office:value-type="float" office:value="974.043582980274" calcext:value-type="float">
            <text:p>974.043582980274</text:p>
          </table:table-cell>
        </table:table-row>
        <table:table-row table:style-name="ro1">
          <table:table-cell table:number-columns-repeated="5"/>
          <table:table-cell office:value-type="float" office:value="6.40000000000001" calcext:value-type="float">
            <text:p>6.40000000000001</text:p>
          </table:table-cell>
          <table:table-cell table:formula="of:=[.$A$11]*[.F56]^3+[.$B$11]*[.F56]^2+[.$C$11]*[.F56]+[.$D$11]" office:value-type="float" office:value="1051.87532338613" calcext:value-type="float">
            <text:p>1051.87532338613</text:p>
          </table:table-cell>
        </table:table-row>
        <table:table-row table:style-name="ro1">
          <table:table-cell table:number-columns-repeated="5"/>
          <table:table-cell office:value-type="float" office:value="6.50000000000001" calcext:value-type="float">
            <text:p>6.50000000000001</text:p>
          </table:table-cell>
          <table:table-cell table:formula="of:=[.$A$11]*[.F57]^3+[.$B$11]*[.F57]^2+[.$C$11]*[.F57]+[.$D$11]" office:value-type="float" office:value="1135.79720467936" calcext:value-type="float">
            <text:p>1135.79720467936</text:p>
          </table:table-cell>
        </table:table-row>
        <table:table-row table:style-name="ro1">
          <table:table-cell table:number-columns-repeated="5"/>
          <table:table-cell office:value-type="float" office:value="6.60000000000001" calcext:value-type="float">
            <text:p>6.60000000000001</text:p>
          </table:table-cell>
          <table:table-cell table:formula="of:=[.$A$11]*[.F58]^3+[.$B$11]*[.F58]^2+[.$C$11]*[.F58]+[.$D$11]" office:value-type="float" office:value="1226.02879415694" calcext:value-type="float">
            <text:p>1226.02879415694</text:p>
          </table:table-cell>
        </table:table-row>
        <table:table-row table:style-name="ro1">
          <table:table-cell table:number-columns-repeated="5"/>
          <table:table-cell office:value-type="float" office:value="6.70000000000001" calcext:value-type="float">
            <text:p>6.70000000000001</text:p>
          </table:table-cell>
          <table:table-cell table:formula="of:=[.$A$11]*[.F59]^3+[.$B$11]*[.F59]^2+[.$C$11]*[.F59]+[.$D$11]" office:value-type="float" office:value="1322.78965911586" calcext:value-type="float">
            <text:p>1322.78965911586</text:p>
          </table:table-cell>
        </table:table-row>
        <table:table-row table:style-name="ro1">
          <table:table-cell table:number-columns-repeated="5"/>
          <table:table-cell office:value-type="float" office:value="6.80000000000001" calcext:value-type="float">
            <text:p>6.80000000000001</text:p>
          </table:table-cell>
          <table:table-cell table:formula="of:=[.$A$11]*[.F60]^3+[.$B$11]*[.F60]^2+[.$C$11]*[.F60]+[.$D$11]" office:value-type="float" office:value="1426.29936685308" calcext:value-type="float">
            <text:p>1426.29936685308</text:p>
          </table:table-cell>
        </table:table-row>
        <table:table-row table:style-name="ro1">
          <table:table-cell table:number-columns-repeated="5"/>
          <table:table-cell office:value-type="float" office:value="6.90000000000001" calcext:value-type="float">
            <text:p>6.90000000000001</text:p>
          </table:table-cell>
          <table:table-cell table:formula="of:=[.$A$11]*[.F61]^3+[.$B$11]*[.F61]^2+[.$C$11]*[.F61]+[.$D$11]" office:value-type="float" office:value="1536.77748466559" calcext:value-type="float">
            <text:p>1536.77748466559</text:p>
          </table:table-cell>
        </table:table-row>
        <table:table-row table:style-name="ro1">
          <table:table-cell table:number-columns-repeated="5"/>
          <table:table-cell office:value-type="float" office:value="7.00000000000001" calcext:value-type="float">
            <text:p>7.00000000000001</text:p>
          </table:table-cell>
          <table:table-cell table:formula="of:=[.$A$11]*[.F62]^3+[.$B$11]*[.F62]^2+[.$C$11]*[.F62]+[.$D$11]" office:value-type="float" office:value="1654.44357985037" calcext:value-type="float">
            <text:p>1654.44357985037</text:p>
          </table:table-cell>
        </table:table-row>
        <table:table-row table:style-name="ro1">
          <table:table-cell table:number-columns-repeated="5"/>
          <table:table-cell office:value-type="float" office:value="7.10000000000001" calcext:value-type="float">
            <text:p>7.10000000000001</text:p>
          </table:table-cell>
          <table:table-cell table:formula="of:=[.$A$11]*[.F63]^3+[.$B$11]*[.F63]^2+[.$C$11]*[.F63]+[.$D$11]" office:value-type="float" office:value="1779.51721970439" calcext:value-type="float">
            <text:p>1779.51721970439</text:p>
          </table:table-cell>
        </table:table-row>
        <table:table-row table:style-name="ro1">
          <table:table-cell table:number-columns-repeated="5"/>
          <table:table-cell office:value-type="float" office:value="7.20000000000001" calcext:value-type="float">
            <text:p>7.20000000000001</text:p>
          </table:table-cell>
          <table:table-cell table:formula="of:=[.$A$11]*[.F64]^3+[.$B$11]*[.F64]^2+[.$C$11]*[.F64]+[.$D$11]" office:value-type="float" office:value="1912.21797152463" calcext:value-type="float">
            <text:p>1912.21797152463</text:p>
          </table:table-cell>
        </table:table-row>
        <table:table-row table:style-name="ro1">
          <table:table-cell table:number-columns-repeated="5"/>
          <table:table-cell office:value-type="float" office:value="7.30000000000001" calcext:value-type="float">
            <text:p>7.30000000000001</text:p>
          </table:table-cell>
          <table:table-cell table:formula="of:=[.$A$11]*[.F65]^3+[.$B$11]*[.F65]^2+[.$C$11]*[.F65]+[.$D$11]" office:value-type="float" office:value="2052.76540260806" calcext:value-type="float">
            <text:p>2052.76540260806</text:p>
          </table:table-cell>
        </table:table-row>
        <table:table-row table:style-name="ro1">
          <table:table-cell table:number-columns-repeated="5"/>
          <table:table-cell office:value-type="float" office:value="7.40000000000001" calcext:value-type="float">
            <text:p>7.40000000000001</text:p>
          </table:table-cell>
          <table:table-cell table:formula="of:=[.$A$11]*[.F66]^3+[.$B$11]*[.F66]^2+[.$C$11]*[.F66]+[.$D$11]" office:value-type="float" office:value="2201.37908025168" calcext:value-type="float">
            <text:p>2201.37908025168</text:p>
          </table:table-cell>
        </table:table-row>
        <table:table-row table:style-name="ro1">
          <table:table-cell table:number-columns-repeated="5"/>
          <table:table-cell office:value-type="float" office:value="7.50000000000001" calcext:value-type="float">
            <text:p>7.50000000000001</text:p>
          </table:table-cell>
          <table:table-cell table:formula="of:=[.$A$11]*[.F67]^3+[.$B$11]*[.F67]^2+[.$C$11]*[.F67]+[.$D$11]" office:value-type="float" office:value="2358.27857175246" calcext:value-type="float">
            <text:p>2358.27857175246</text:p>
          </table:table-cell>
        </table:table-row>
        <table:table-row table:style-name="ro1">
          <table:table-cell table:number-columns-repeated="5"/>
          <table:table-cell office:value-type="float" office:value="7.60000000000001" calcext:value-type="float">
            <text:p>7.60000000000001</text:p>
          </table:table-cell>
          <table:table-cell table:formula="of:=[.$A$11]*[.F68]^3+[.$B$11]*[.F68]^2+[.$C$11]*[.F68]+[.$D$11]" office:value-type="float" office:value="2523.68344440736" calcext:value-type="float">
            <text:p>2523.68344440736</text:p>
          </table:table-cell>
        </table:table-row>
        <table:table-row table:style-name="ro1">
          <table:table-cell table:number-columns-repeated="5"/>
          <table:table-cell office:value-type="float" office:value="7.70000000000001" calcext:value-type="float">
            <text:p>7.70000000000001</text:p>
          </table:table-cell>
          <table:table-cell table:formula="of:=[.$A$11]*[.F69]^3+[.$B$11]*[.F69]^2+[.$C$11]*[.F69]+[.$D$11]" office:value-type="float" office:value="2697.81326551338" calcext:value-type="float">
            <text:p>2697.81326551338</text:p>
          </table:table-cell>
        </table:table-row>
        <table:table-row table:style-name="ro1">
          <table:table-cell table:number-columns-repeated="5"/>
          <table:table-cell office:value-type="float" office:value="7.80000000000001" calcext:value-type="float">
            <text:p>7.80000000000001</text:p>
          </table:table-cell>
          <table:table-cell table:formula="of:=[.$A$11]*[.F70]^3+[.$B$11]*[.F70]^2+[.$C$11]*[.F70]+[.$D$11]" office:value-type="float" office:value="2880.88760236748" calcext:value-type="float">
            <text:p>2880.88760236748</text:p>
          </table:table-cell>
        </table:table-row>
        <table:table-row table:style-name="ro1">
          <table:table-cell table:number-columns-repeated="5"/>
          <table:table-cell office:value-type="float" office:value="7.90000000000001" calcext:value-type="float">
            <text:p>7.90000000000001</text:p>
          </table:table-cell>
          <table:table-cell table:formula="of:=[.$A$11]*[.F71]^3+[.$B$11]*[.F71]^2+[.$C$11]*[.F71]+[.$D$11]" office:value-type="float" office:value="3073.12602226666" calcext:value-type="float">
            <text:p>3073.12602226666</text:p>
          </table:table-cell>
        </table:table-row>
        <table:table-row table:style-name="ro1">
          <table:table-cell table:number-columns-repeated="5"/>
          <table:table-cell office:value-type="float" office:value="8.00000000000001" calcext:value-type="float">
            <text:p>8.00000000000001</text:p>
          </table:table-cell>
          <table:table-cell table:formula="of:=[.$A$11]*[.F72]^3+[.$B$11]*[.F72]^2+[.$C$11]*[.F72]+[.$D$11]" office:value-type="float" office:value="3274.74809250788" calcext:value-type="float">
            <text:p>3274.74809250788</text:p>
          </table:table-cell>
        </table:table-row>
        <table:table-row table:style-name="ro1">
          <table:table-cell table:number-columns-repeated="5"/>
          <table:table-cell office:value-type="float" office:value="8.10000000000001" calcext:value-type="float">
            <text:p>8.10000000000001</text:p>
          </table:table-cell>
          <table:table-cell table:formula="of:=[.$A$11]*[.F73]^3+[.$B$11]*[.F73]^2+[.$C$11]*[.F73]+[.$D$11]" office:value-type="float" office:value="3485.97338038812" calcext:value-type="float">
            <text:p>3485.97338038812</text:p>
          </table:table-cell>
        </table:table-row>
        <table:table-row table:style-name="ro1">
          <table:table-cell table:number-columns-repeated="5"/>
          <table:table-cell office:value-type="float" office:value="8.20000000000001" calcext:value-type="float">
            <text:p>8.20000000000001</text:p>
          </table:table-cell>
          <table:table-cell table:formula="of:=[.$A$11]*[.F74]^3+[.$B$11]*[.F74]^2+[.$C$11]*[.F74]+[.$D$11]" office:value-type="float" office:value="3707.02145320436" calcext:value-type="float">
            <text:p>3707.02145320436</text:p>
          </table:table-cell>
        </table:table-row>
        <table:table-row table:style-name="ro1">
          <table:table-cell table:number-columns-repeated="5"/>
          <table:table-cell office:value-type="float" office:value="8.30000000000001" calcext:value-type="float">
            <text:p>8.30000000000001</text:p>
          </table:table-cell>
          <table:table-cell table:formula="of:=[.$A$11]*[.F75]^3+[.$B$11]*[.F75]^2+[.$C$11]*[.F75]+[.$D$11]" office:value-type="float" office:value="3938.11187825359" calcext:value-type="float">
            <text:p>3938.11187825359</text:p>
          </table:table-cell>
        </table:table-row>
        <table:table-row table:style-name="ro1">
          <table:table-cell table:number-columns-repeated="5"/>
          <table:table-cell office:value-type="float" office:value="8.40000000000001" calcext:value-type="float">
            <text:p>8.40000000000001</text:p>
          </table:table-cell>
          <table:table-cell table:formula="of:=[.$A$11]*[.F76]^3+[.$B$11]*[.F76]^2+[.$C$11]*[.F76]+[.$D$11]" office:value-type="float" office:value="4179.46422283276" calcext:value-type="float">
            <text:p>4179.46422283276</text:p>
          </table:table-cell>
        </table:table-row>
        <table:table-row table:style-name="ro1">
          <table:table-cell table:number-columns-repeated="5"/>
          <table:table-cell office:value-type="float" office:value="8.50000000000001" calcext:value-type="float">
            <text:p>8.50000000000001</text:p>
          </table:table-cell>
          <table:table-cell table:formula="of:=[.$A$11]*[.F77]^3+[.$B$11]*[.F77]^2+[.$C$11]*[.F77]+[.$D$11]" office:value-type="float" office:value="4431.29805423888" calcext:value-type="float">
            <text:p>4431.29805423888</text:p>
          </table:table-cell>
        </table:table-row>
        <table:table-row table:style-name="ro1">
          <table:table-cell table:number-columns-repeated="5"/>
          <table:table-cell office:value-type="float" office:value="8.60000000000001" calcext:value-type="float">
            <text:p>8.60000000000001</text:p>
          </table:table-cell>
          <table:table-cell table:formula="of:=[.$A$11]*[.F78]^3+[.$B$11]*[.F78]^2+[.$C$11]*[.F78]+[.$D$11]" office:value-type="float" office:value="4693.83293976891" calcext:value-type="float">
            <text:p>4693.83293976891</text:p>
          </table:table-cell>
        </table:table-row>
        <table:table-row table:style-name="ro1">
          <table:table-cell table:number-columns-repeated="5"/>
          <table:table-cell office:value-type="float" office:value="8.70000000000001" calcext:value-type="float">
            <text:p>8.70000000000001</text:p>
          </table:table-cell>
          <table:table-cell table:formula="of:=[.$A$11]*[.F79]^3+[.$B$11]*[.F79]^2+[.$C$11]*[.F79]+[.$D$11]" office:value-type="float" office:value="4967.28844671983" calcext:value-type="float">
            <text:p>4967.28844671983</text:p>
          </table:table-cell>
        </table:table-row>
        <table:table-row table:style-name="ro1">
          <table:table-cell table:number-columns-repeated="5"/>
          <table:table-cell office:value-type="float" office:value="8.80000000000001" calcext:value-type="float">
            <text:p>8.80000000000001</text:p>
          </table:table-cell>
          <table:table-cell table:formula="of:=[.$A$11]*[.F80]^3+[.$B$11]*[.F80]^2+[.$C$11]*[.F80]+[.$D$11]" office:value-type="float" office:value="5251.88414238862" calcext:value-type="float">
            <text:p>5251.88414238862</text:p>
          </table:table-cell>
        </table:table-row>
        <table:table-row table:style-name="ro1">
          <table:table-cell table:number-columns-repeated="5"/>
          <table:table-cell office:value-type="float" office:value="8.90000000000001" calcext:value-type="float">
            <text:p>8.90000000000001</text:p>
          </table:table-cell>
          <table:table-cell table:formula="of:=[.$A$11]*[.F81]^3+[.$B$11]*[.F81]^2+[.$C$11]*[.F81]+[.$D$11]" office:value-type="float" office:value="5547.83959407227" calcext:value-type="float">
            <text:p>5547.83959407227</text:p>
          </table:table-cell>
        </table:table-row>
        <table:table-row table:style-name="ro1">
          <table:table-cell table:number-columns-repeated="5"/>
          <table:table-cell office:value-type="float" office:value="9.00000000000001" calcext:value-type="float">
            <text:p>9.00000000000001</text:p>
          </table:table-cell>
          <table:table-cell table:formula="of:=[.$A$11]*[.F82]^3+[.$B$11]*[.F82]^2+[.$C$11]*[.F82]+[.$D$11]" office:value-type="float" office:value="5855.37436906773" calcext:value-type="float">
            <text:p>5855.37436906773</text:p>
          </table:table-cell>
        </table:table-row>
        <table:table-row table:style-name="ro1">
          <table:table-cell table:number-columns-repeated="5"/>
          <table:table-cell office:value-type="float" office:value="9.10000000000001" calcext:value-type="float">
            <text:p>9.10000000000001</text:p>
          </table:table-cell>
          <table:table-cell table:formula="of:=[.$A$11]*[.F83]^3+[.$B$11]*[.F83]^2+[.$C$11]*[.F83]+[.$D$11]" office:value-type="float" office:value="6174.70803467199" calcext:value-type="float">
            <text:p>6174.708034671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3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3:45:53.734260702</meta:creation-date>
    <dc:date>2017-08-31T15:06:48.932465350</dc:date>
    <meta:editing-duration>PT28M36S</meta:editing-duration>
    <meta:editing-cycles>3</meta:editing-cycles>
    <meta:generator>LibreOffice/5.4.0.3$Linux_X86_64 LibreOffice_project/40m0$Build-3</meta:generator>
    <meta:document-statistic meta:table-count="1" meta:cell-count="20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4cm" svg:stroke-color="#000000" svg:stroke-opacity="0%" draw:fill-color="#000000" draw:opacity="0%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b2b2b2" draw:fill-color="#b2b2b2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884cm" svg:height="7.253cm" xlink:href=".." xlink:type="simple" chart:class="chart:scatter" chart:style-name="ch1">
        <chart:legend svg:x="1.965cm" svg:y="0.683cm" style:legend-expansion="custom" chartooo:width="3.558cm" chartooo:height="1.201cm" style:legend-expansion-aspect-ratio="2.96253122398002" chart:style-name="ch2"/>
        <chart:plot-area chart:style-name="ch3" table:cell-range-address="Sheet1.A1:Sheet1.B9 Sheet1.G1:Sheet1.G83" chart:data-source-has-labels="row" svg:x="0.257cm" svg:y="0.145cm" svg:width="12.37cm" svg:height="6.963cm">
          <chartooo:coordinate-region svg:x="1.355cm" svg:y="0.319cm" svg:width="11.085cm" svg:height="6.6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series chart:style-name="ch7" chart:values-cell-range-address="Sheet1.G2:Sheet1.G83" chart:label-cell-address="Sheet1.G1:Sheet1.G1" chart:class="chart:scatter">
            <chart:domain table:cell-range-address="Sheet1.F2:Sheet1.F83"/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regressed y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">
                <text:p>1.01</text:p>
                <draw:g>
                  <svg:desc>Sheet1.A2:Sheet1.A9</svg:desc>
                </draw:g>
              </table:table-cell>
              <table:table-cell office:value-type="float" office:value="18.5">
                <text:p>18.5</text:p>
                <draw:g>
                  <svg:desc>Sheet1.B2:Sheet1.B9</svg:desc>
                </draw:g>
              </table:table-cell>
              <table:table-cell office:value-type="float" office:value="1">
                <text:p>1</text:p>
                <draw:g>
                  <svg:desc>Sheet1.F2:Sheet1.F83</svg:desc>
                </draw:g>
              </table:table-cell>
              <table:table-cell office:value-type="float" office:value="-196.395084914811">
                <text:p>-196.395084914811</text:p>
                <draw:g>
                  <svg:desc>Sheet1.G2:Sheet1.G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76.2">
                <text:p>76.2</text:p>
              </table:table-cell>
              <table:table-cell office:value-type="float" office:value="1.1">
                <text:p>1.1</text:p>
              </table:table-cell>
              <table:table-cell office:value-type="float" office:value="-127.140009564281">
                <text:p>-127.140009564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">
                <text:p>2.9</text:p>
              </table:table-cell>
              <table:table-cell office:value-type="float" office:value="150.5">
                <text:p>150.5</text:p>
              </table:table-cell>
              <table:table-cell office:value-type="float" office:value="1.2">
                <text:p>1.2</text:p>
              </table:table-cell>
              <table:table-cell office:value-type="float" office:value="-63.431860066212">
                <text:p>-63.431860066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3">
                <text:p>4.03</text:p>
              </table:table-cell>
              <table:table-cell office:value-type="float" office:value="365">
                <text:p>365</text:p>
              </table:table-cell>
              <table:table-cell office:value-type="float" office:value="1.3">
                <text:p>1.3</text:p>
              </table:table-cell>
              <table:table-cell office:value-type="float" office:value="-5.05106912362521">
                <text:p>-5.05106912362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32">
                <text:p>5.32</text:p>
              </table:table-cell>
              <table:table-cell office:value-type="float" office:value="780">
                <text:p>780</text:p>
              </table:table-cell>
              <table:table-cell office:value-type="float" office:value="1.4">
                <text:p>1.4</text:p>
              </table:table-cell>
              <table:table-cell office:value-type="float" office:value="48.2219305604576">
                <text:p>48.2219305604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2">
                <text:p>6.22</text:p>
              </table:table-cell>
              <table:table-cell office:value-type="float" office:value="1265">
                <text:p>1265</text:p>
              </table:table-cell>
              <table:table-cell office:value-type="float" office:value="1.5">
                <text:p>1.5</text:p>
              </table:table-cell>
              <table:table-cell office:value-type="float" office:value="96.6067062830143">
                <text:p>96.6067062830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56">
                <text:p>8.56</text:p>
              </table:table-cell>
              <table:table-cell office:value-type="float" office:value="3250">
                <text:p>3250</text:p>
              </table:table-cell>
              <table:table-cell office:value-type="float" office:value="1.6">
                <text:p>1.6</text:p>
              </table:table-cell>
              <table:table-cell office:value-type="float" office:value="140.322825341023">
                <text:p>140.322825341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09">
                <text:p>9.09</text:p>
              </table:table-cell>
              <table:table-cell office:value-type="float" office:value="7099">
                <text:p>7099</text:p>
              </table:table-cell>
              <table:table-cell office:value-type="float" office:value="1.7">
                <text:p>1.7</text:p>
              </table:table-cell>
              <table:table-cell office:value-type="float" office:value="179.589855031462">
                <text:p>179.5898550314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214.627362651308">
                <text:p>214.627362651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45.654915497541">
                <text:p>245.654915497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72.892080867137">
                <text:p>272.8920808671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296.558426057075">
                <text:p>296.558426057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316.873518364334">
                <text:p>316.873518364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334.05692508589">
                <text:p>334.05692508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348.328213518723">
                <text:p>348.328213518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359.90695095981">
                <text:p>359.90695095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369.012704706128">
                <text:p>369.012704706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75.865042054657">
                <text:p>375.8650420546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380.683530302375">
                <text:p>380.683530302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383.687736746258">
                <text:p>383.6877367462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85.097228683285">
                <text:p>385.0972286832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385.131573410436">
                <text:p>385.131573410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384.010338224686">
                <text:p>384.0103382246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381.953090423014">
                <text:p>381.953090423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379.179397302399">
                <text:p>379.179397302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375.908826159818">
                <text:p>375.908826159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372.360944292249">
                <text:p>372.360944292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368.755318996672">
                <text:p>368.755318996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365.311517570062">
                <text:p>365.311517570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362.249107309398">
                <text:p>362.249107309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59.78765551166">
                <text:p>359.78765551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358.146729473823">
                <text:p>358.146729473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357.545896492868">
                <text:p>357.5458964928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358.20472386577">
                <text:p>358.20472386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360.342778889509">
                <text:p>360.342778889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364.179628861064">
                <text:p>364.179628861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369.934841077409">
                <text:p>369.934841077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377.827982835527">
                <text:p>377.827982835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388.078621432392">
                <text:p>388.078621432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400.906324164986">
                <text:p>400.9063241649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16.530658330282">
                <text:p>416.530658330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435.171191225263">
                <text:p>435.171191225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457.047490146902">
                <text:p>457.047490146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482.379122392181">
                <text:p>482.379122392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0000000000001">
                <text:p>5.40000000000001</text:p>
              </table:table-cell>
              <table:table-cell office:value-type="float" office:value="511.385655258079">
                <text:p>511.385655258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544.286656041568">
                <text:p>544.286656041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0000000000001">
                <text:p>5.60000000000001</text:p>
              </table:table-cell>
              <table:table-cell office:value-type="float" office:value="581.301692039633">
                <text:p>581.301692039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622.650330549247">
                <text:p>622.650330549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0000000000001">
                <text:p>5.80000000000001</text:p>
              </table:table-cell>
              <table:table-cell office:value-type="float" office:value="668.552138867391">
                <text:p>668.552138867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0000000000001">
                <text:p>5.90000000000001</text:p>
              </table:table-cell>
              <table:table-cell office:value-type="float" office:value="719.22668429104">
                <text:p>719.22668429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0000000000001">
                <text:p>6.00000000000001</text:p>
              </table:table-cell>
              <table:table-cell office:value-type="float" office:value="774.893534117178">
                <text:p>774.893534117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0000000000001">
                <text:p>6.10000000000001</text:p>
              </table:table-cell>
              <table:table-cell office:value-type="float" office:value="835.772255642778">
                <text:p>835.772255642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000000000001">
                <text:p>6.20000000000001</text:p>
              </table:table-cell>
              <table:table-cell office:value-type="float" office:value="902.082416164813">
                <text:p>902.0824161648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0000000000001">
                <text:p>6.30000000000001</text:p>
              </table:table-cell>
              <table:table-cell office:value-type="float" office:value="974.043582980274">
                <text:p>974.043582980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0000000000001">
                <text:p>6.40000000000001</text:p>
              </table:table-cell>
              <table:table-cell office:value-type="float" office:value="1051.87532338613">
                <text:p>1051.875323386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0000000000001">
                <text:p>6.50000000000001</text:p>
              </table:table-cell>
              <table:table-cell office:value-type="float" office:value="1135.79720467936">
                <text:p>1135.79720467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0000000000001">
                <text:p>6.60000000000001</text:p>
              </table:table-cell>
              <table:table-cell office:value-type="float" office:value="1226.02879415694">
                <text:p>1226.02879415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0000000000001">
                <text:p>6.70000000000001</text:p>
              </table:table-cell>
              <table:table-cell office:value-type="float" office:value="1322.78965911586">
                <text:p>1322.78965911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0000000000001">
                <text:p>6.80000000000001</text:p>
              </table:table-cell>
              <table:table-cell office:value-type="float" office:value="1426.29936685308">
                <text:p>1426.29936685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0000000000001">
                <text:p>6.90000000000001</text:p>
              </table:table-cell>
              <table:table-cell office:value-type="float" office:value="1536.77748466559">
                <text:p>1536.777484665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0000000000001">
                <text:p>7.00000000000001</text:p>
              </table:table-cell>
              <table:table-cell office:value-type="float" office:value="1654.44357985037">
                <text:p>1654.443579850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0000000000001">
                <text:p>7.10000000000001</text:p>
              </table:table-cell>
              <table:table-cell office:value-type="float" office:value="1779.51721970439">
                <text:p>1779.517219704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0000000000001">
                <text:p>7.20000000000001</text:p>
              </table:table-cell>
              <table:table-cell office:value-type="float" office:value="1912.21797152463">
                <text:p>1912.21797152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0000000000001">
                <text:p>7.30000000000001</text:p>
              </table:table-cell>
              <table:table-cell office:value-type="float" office:value="2052.76540260806">
                <text:p>2052.76540260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0000000000001">
                <text:p>7.40000000000001</text:p>
              </table:table-cell>
              <table:table-cell office:value-type="float" office:value="2201.37908025168">
                <text:p>2201.37908025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0000000000001">
                <text:p>7.50000000000001</text:p>
              </table:table-cell>
              <table:table-cell office:value-type="float" office:value="2358.27857175246">
                <text:p>2358.27857175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0000000000001">
                <text:p>7.60000000000001</text:p>
              </table:table-cell>
              <table:table-cell office:value-type="float" office:value="2523.68344440736">
                <text:p>2523.68344440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0000000000001">
                <text:p>7.70000000000001</text:p>
              </table:table-cell>
              <table:table-cell office:value-type="float" office:value="2697.81326551338">
                <text:p>2697.81326551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0000000000001">
                <text:p>7.80000000000001</text:p>
              </table:table-cell>
              <table:table-cell office:value-type="float" office:value="2880.88760236748">
                <text:p>2880.887602367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0000000000001">
                <text:p>7.90000000000001</text:p>
              </table:table-cell>
              <table:table-cell office:value-type="float" office:value="3073.12602226666">
                <text:p>3073.126022266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0000000000001">
                <text:p>8.00000000000001</text:p>
              </table:table-cell>
              <table:table-cell office:value-type="float" office:value="3274.74809250788">
                <text:p>3274.74809250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0000000000001">
                <text:p>8.10000000000001</text:p>
              </table:table-cell>
              <table:table-cell office:value-type="float" office:value="3485.97338038812">
                <text:p>3485.97338038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0000000000001">
                <text:p>8.20000000000001</text:p>
              </table:table-cell>
              <table:table-cell office:value-type="float" office:value="3707.02145320436">
                <text:p>3707.02145320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0000000000001">
                <text:p>8.30000000000001</text:p>
              </table:table-cell>
              <table:table-cell office:value-type="float" office:value="3938.11187825359">
                <text:p>3938.11187825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0000000000001">
                <text:p>8.40000000000001</text:p>
              </table:table-cell>
              <table:table-cell office:value-type="float" office:value="4179.46422283276">
                <text:p>4179.464222832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0000000000001">
                <text:p>8.50000000000001</text:p>
              </table:table-cell>
              <table:table-cell office:value-type="float" office:value="4431.29805423888">
                <text:p>4431.29805423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0000000000001">
                <text:p>8.60000000000001</text:p>
              </table:table-cell>
              <table:table-cell office:value-type="float" office:value="4693.83293976891">
                <text:p>4693.83293976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0000000000001">
                <text:p>8.70000000000001</text:p>
              </table:table-cell>
              <table:table-cell office:value-type="float" office:value="4967.28844671983">
                <text:p>4967.28844671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0000000000001">
                <text:p>8.80000000000001</text:p>
              </table:table-cell>
              <table:table-cell office:value-type="float" office:value="5251.88414238862">
                <text:p>5251.88414238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0000000000001">
                <text:p>8.90000000000001</text:p>
              </table:table-cell>
              <table:table-cell office:value-type="float" office:value="5547.83959407227">
                <text:p>5547.83959407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0000000000001">
                <text:p>9.00000000000001</text:p>
              </table:table-cell>
              <table:table-cell office:value-type="float" office:value="5855.37436906773">
                <text:p>5855.37436906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0000000000001">
                <text:p>9.10000000000001</text:p>
              </table:table-cell>
              <table:table-cell office:value-type="float" office:value="6174.70803467199">
                <text:p>6174.70803467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40</mn>
              <mo stretchy="false">±</mo>
              <mn>30</mn>
            </mrow>
          </mrow>
          <mo fence="true" stretchy="false">)</mo>
        </mrow>
      </mrow>
      <mrow>
        <msup>
          <mi>x</mi>
          <mn>3</mn>
        </msup>
        <mo stretchy="false">−</mo>
        <mrow>
          <mo fence="true" stretchy="false">(</mo>
          <mrow>
            <mrow>
              <mn>400</mn>
              <mo stretchy="false">±</mo>
              <mn>400</mn>
            </mrow>
          </mrow>
          <mo fence="true" stretchy="false">)</mo>
        </mrow>
      </mrow>
      <msup>
        <mi>x</mi>
        <mn>2</mn>
      </msup>
    </mrow>
    <annotation encoding="StarMath 5.0">y(x)=(40+-30)x^3-( 400+-400 )x^2</annotation>
  </semantics>
</math>
</file>

<file path=Object 3/content.xml><?xml version="1.0" encoding="utf-8"?>
<math xmlns="http://www.w3.org/1998/Math/MathML" display="block">
  <semantics>
    <mrow>
      <mrow>
        <mo stretchy="false">+</mo>
        <mrow>
          <mo fence="true" stretchy="false">(</mo>
          <mrow>
            <mrow>
              <mn>1000</mn>
              <mo stretchy="false">±</mo>
              <mn>2000</mn>
            </mrow>
          </mrow>
          <mo fence="true" stretchy="false">)</mo>
        </mrow>
      </mrow>
      <mrow>
        <mi>x</mi>
        <mo stretchy="false">−</mo>
        <mrow>
          <mo fence="true" stretchy="false">(</mo>
          <mrow>
            <mrow>
              <mn>1000</mn>
              <mo stretchy="false">±</mo>
              <mn>2000</mn>
            </mrow>
          </mrow>
          <mo fence="true" stretchy="false">)</mo>
        </mrow>
      </mrow>
    </mrow>
    <annotation encoding="StarMath 5.0">+( 1000+-2000 )x-( 1000+-2000 )</annotation>
  </semantics>
</math>
</file>